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mA</text:p>
          </table:table-cell>
          <table:table-cell office:value-type="string">
            <text:p>R in ohm</text:p>
          </table:table-cell>
          <table:table-cell office:value-type="string">
            <text:p>SU in V</text:p>
          </table:table-cell>
          <table:table-cell office:value-type="string">
            <text:p>SI in mA</text:p>
          </table:table-cell>
          <table:table-cell table:number-columns-repeated="1019"/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16.46">
            <text:p>16.46</text:p>
          </table:table-cell>
          <table:table-cell office:value-type="float" office:value="1">
            <text:p>1</text:p>
          </table:table-cell>
          <table:table-cell table:formula="of:=[.A2]*0.005+0.01" office:value-type="float" office:value="0.01095">
            <text:p>0.01095</text:p>
          </table:table-cell>
          <table:table-cell table:formula="of:=[.B2]*0.005+0.01" office:value-type="float" office:value="0.0923">
            <text:p>0.0923</text:p>
          </table:table-cell>
          <table:table-cell table:number-columns-repeated="101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6.43">
            <text:p>16.43</text:p>
          </table:table-cell>
          <table:table-cell office:value-type="float" office:value="2">
            <text:p>2</text:p>
          </table:table-cell>
          <table:table-cell table:formula="of:=[.A3]*0.005+0.01" office:value-type="float" office:value="0.011">
            <text:p>0.011</text:p>
          </table:table-cell>
          <table:table-cell table:formula="of:=[.B3]*0.005+0.01" office:value-type="float" office:value="0.09215">
            <text:p>0.09215</text:p>
          </table:table-cell>
          <table:table-cell table:number-columns-repeated="1019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16.18">
            <text:p>16.18</text:p>
          </table:table-cell>
          <table:table-cell office:value-type="float" office:value="21">
            <text:p>21</text:p>
          </table:table-cell>
          <table:table-cell table:formula="of:=[.A4]*0.005+0.01" office:value-type="float" office:value="0.0126">
            <text:p>0.0126</text:p>
          </table:table-cell>
          <table:table-cell table:formula="of:=[.B4]*0.005+0.01" office:value-type="float" office:value="0.0909">
            <text:p>0.0909</text:p>
          </table:table-cell>
          <table:table-cell table:number-columns-repeated="1019"/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15.2">
            <text:p>15.2</text:p>
          </table:table-cell>
          <table:table-cell office:value-type="float" office:value="101">
            <text:p>101</text:p>
          </table:table-cell>
          <table:table-cell table:formula="of:=[.A5]*0.005+0.01" office:value-type="float" office:value="0.01845">
            <text:p>0.01845</text:p>
          </table:table-cell>
          <table:table-cell table:formula="of:=[.B5]*0.005+0.01" office:value-type="float" office:value="0.086">
            <text:p>0.086</text:p>
          </table:table-cell>
          <table:table-cell table:number-columns-repeated="1019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14.15">
            <text:p>14.15</text:p>
          </table:table-cell>
          <table:table-cell office:value-type="float" office:value="201">
            <text:p>201</text:p>
          </table:table-cell>
          <table:table-cell table:formula="of:=[.A6]*0.005+0.01" office:value-type="float" office:value="0.0249">
            <text:p>0.0249</text:p>
          </table:table-cell>
          <table:table-cell table:formula="of:=[.B6]*0.005+0.01" office:value-type="float" office:value="0.08075">
            <text:p>0.08075</text:p>
          </table:table-cell>
          <table:table-cell table:number-columns-repeated="1019"/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10">
            <text:p>10</text:p>
          </table:table-cell>
          <table:table-cell office:value-type="float" office:value="801">
            <text:p>801</text:p>
          </table:table-cell>
          <table:table-cell table:formula="of:=[.A7]*0.005+0.01" office:value-type="float" office:value="0.0504">
            <text:p>0.0504</text:p>
          </table:table-cell>
          <table:table-cell table:formula="of:=[.B7]*0.005+0.01" office:value-type="float" office:value="0.06">
            <text:p>0.06</text:p>
          </table:table-cell>
          <table:table-cell table:number-columns-repeated="1019"/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9.11">
            <text:p>9.11</text:p>
          </table:table-cell>
          <table:table-cell office:value-type="float" office:value="1001">
            <text:p>1001</text:p>
          </table:table-cell>
          <table:table-cell table:formula="of:=[.A8]*0.005+0.01" office:value-type="float" office:value="0.05575">
            <text:p>0.05575</text:p>
          </table:table-cell>
          <table:table-cell table:formula="of:=[.B8]*0.005+0.01" office:value-type="float" office:value="0.05555">
            <text:p>0.05555</text:p>
          </table:table-cell>
          <table:table-cell table:number-columns-repeated="1019"/>
        </table:table-row>
        <table:table-row table:style-name="ro1">
          <table:table-cell office:value-type="float" office:value="10.06">
            <text:p>10.06</text:p>
          </table:table-cell>
          <table:table-cell office:value-type="float" office:value="8.36">
            <text:p>8.36</text:p>
          </table:table-cell>
          <table:table-cell office:value-type="float" office:value="1201">
            <text:p>1201</text:p>
          </table:table-cell>
          <table:table-cell table:formula="of:=[.A9]*0.005+0.01" office:value-type="float" office:value="0.0603">
            <text:p>0.0603</text:p>
          </table:table-cell>
          <table:table-cell table:formula="of:=[.B9]*0.005+0.01" office:value-type="float" office:value="0.0518">
            <text:p>0.0518</text:p>
          </table:table-cell>
          <table:table-cell table:number-columns-repeated="1019"/>
        </table:table-row>
        <table:table-row table:style-name="ro1">
          <table:table-cell office:value-type="float" office:value="12.61">
            <text:p>12.61</text:p>
          </table:table-cell>
          <table:table-cell office:value-type="float" office:value="6.32">
            <text:p>6.32</text:p>
          </table:table-cell>
          <table:table-cell office:value-type="float" office:value="2001">
            <text:p>2001</text:p>
          </table:table-cell>
          <table:table-cell table:formula="of:=[.A10]*0.005+0.01" office:value-type="float" office:value="0.07305">
            <text:p>0.07305</text:p>
          </table:table-cell>
          <table:table-cell table:formula="of:=[.B10]*0.005+0.01" office:value-type="float" office:value="0.0416">
            <text:p>0.0416</text:p>
          </table:table-cell>
          <table:table-cell table:number-columns-repeated="1019"/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3.91">
            <text:p>3.91</text:p>
          </table:table-cell>
          <table:table-cell office:value-type="float" office:value="4001">
            <text:p>4001</text:p>
          </table:table-cell>
          <table:table-cell table:formula="of:=[.A11]*0.005+0.01" office:value-type="float" office:value="0.088">
            <text:p>0.088</text:p>
          </table:table-cell>
          <table:table-cell table:formula="of:=[.B11]*0.005+0.01" office:value-type="float" office:value="0.02955">
            <text:p>0.02955</text:p>
          </table:table-cell>
          <table:table-cell table:number-columns-repeated="1019"/>
        </table:table-row>
        <table:table-row table:style-name="ro1">
          <table:table-cell office:value-type="float" office:value="17.7">
            <text:p>17.7</text:p>
          </table:table-cell>
          <table:table-cell office:value-type="float" office:value="2.22">
            <text:p>2.22</text:p>
          </table:table-cell>
          <table:table-cell office:value-type="float" office:value="8001">
            <text:p>8001</text:p>
          </table:table-cell>
          <table:table-cell table:formula="of:=[.A12]*0.005+0.01" office:value-type="float" office:value="0.0985">
            <text:p>0.0985</text:p>
          </table:table-cell>
          <table:table-cell table:formula="of:=[.B12]*0.005+0.01" office:value-type="float" office:value="0.0211">
            <text:p>0.0211</text:p>
          </table:table-cell>
          <table:table-cell table:number-columns-repeated="1019"/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1.68">
            <text:p>1.68</text:p>
          </table:table-cell>
          <table:table-cell office:value-type="float" office:value="11001">
            <text:p>11001</text:p>
          </table:table-cell>
          <table:table-cell table:formula="of:=[.A13]*0.005+0.01" office:value-type="float" office:value="0.102">
            <text:p>0.102</text:p>
          </table:table-cell>
          <table:table-cell table:formula="of:=[.B13]*0.005+0.01" office:value-type="float" office:value="0.0184">
            <text:p>0.0184</text:p>
          </table:table-cell>
          <table:table-cell table:number-columns-repeated="1019"/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8.73">
            <text:p>8.73</text:p>
          </table:table-cell>
          <table:table-cell office:value-type="float" office:value="1101">
            <text:p>1101</text:p>
          </table:table-cell>
          <table:table-cell table:formula="of:=[.A14]*0.005+0.01" office:value-type="float" office:value="0.0582">
            <text:p>0.0582</text:p>
          </table:table-cell>
          <table:table-cell table:formula="of:=[.B14]*0.005+0.01" office:value-type="float" office:value="0.05365">
            <text:p>0.05365</text:p>
          </table:table-cell>
          <table:table-cell table:number-columns-repeated="1019"/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8.93">
            <text:p>8.93</text:p>
          </table:table-cell>
          <table:table-cell office:value-type="float" office:value="1051">
            <text:p>1051</text:p>
          </table:table-cell>
          <table:table-cell table:formula="of:=[.A15]*0.005+0.01" office:value-type="float" office:value="0.05705">
            <text:p>0.05705</text:p>
          </table:table-cell>
          <table:table-cell table:formula="of:=[.B15]*0.005+0.01" office:value-type="float" office:value="0.05465">
            <text:p>0.05465</text:p>
          </table:table-cell>
          <table:table-cell table:number-columns-repeated="1019"/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9.33">
            <text:p>9.33</text:p>
          </table:table-cell>
          <table:table-cell office:value-type="float" office:value="951">
            <text:p>951</text:p>
          </table:table-cell>
          <table:table-cell table:formula="of:=[.A16]*0.005+0.01" office:value-type="float" office:value="0.05465">
            <text:p>0.05465</text:p>
          </table:table-cell>
          <table:table-cell table:formula="of:=[.B16]*0.005+0.01" office:value-type="float" office:value="0.05665">
            <text:p>0.05665</text:p>
          </table:table-cell>
          <table:table-cell table:number-columns-repeated="1019"/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9.23">
            <text:p>9.23</text:p>
          </table:table-cell>
          <table:table-cell office:value-type="float" office:value="976">
            <text:p>976</text:p>
          </table:table-cell>
          <table:table-cell table:formula="of:=[.A17]*0.005+0.01" office:value-type="float" office:value="0.05535">
            <text:p>0.05535</text:p>
          </table:table-cell>
          <table:table-cell table:formula="of:=[.B17]*0.005+0.01" office:value-type="float" office:value="0.05615">
            <text:p>0.05615</text:p>
          </table:table-cell>
          <table:table-cell table:number-columns-repeated="1019"/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9.04">
            <text:p>9.04</text:p>
          </table:table-cell>
          <table:table-cell office:value-type="float" office:value="1025">
            <text:p>1025</text:p>
          </table:table-cell>
          <table:table-cell table:formula="of:=[.A18]*0.005+0.01" office:value-type="float" office:value="0.05655">
            <text:p>0.05655</text:p>
          </table:table-cell>
          <table:table-cell table:formula="of:=[.B18]*0.005+0.01" office:value-type="float" office:value="0.0552">
            <text:p>0.055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mA</text:p>
          </table:table-cell>
          <table:table-cell office:value-type="string">
            <text:p>R in ohm</text:p>
          </table:table-cell>
          <table:table-cell office:value-type="string">
            <text:p>SU in V</text:p>
          </table:table-cell>
          <table:table-cell office:value-type="string">
            <text:p>SI in mA</text:p>
          </table:table-cell>
          <table:table-cell table:number-columns-repeated="1019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189.7">
            <text:p>189.7</text:p>
          </table:table-cell>
          <table:table-cell office:value-type="float" office:value="7">
            <text:p>7</text:p>
          </table:table-cell>
          <table:table-cell table:formula="of:=[.A2]*0.005+0.01" office:value-type="float" office:value="0.0182">
            <text:p>0.0182</text:p>
          </table:table-cell>
          <table:table-cell table:formula="of:=[.B2]*0.012+0.1" office:value-type="float" office:value="2.3764">
            <text:p>2.3764</text:p>
          </table:table-cell>
          <table:table-cell table:number-columns-repeated="1019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142.8">
            <text:p>142.8</text:p>
          </table:table-cell>
          <table:table-cell office:value-type="float" office:value="10">
            <text:p>10</text:p>
          </table:table-cell>
          <table:table-cell table:formula="of:=[.A3]*0.005+0.01" office:value-type="float" office:value="0.0184">
            <text:p>0.0184</text:p>
          </table:table-cell>
          <table:table-cell table:formula="of:=[.B3]*0.012+0.1" office:value-type="float" office:value="1.8136">
            <text:p>1.8136</text:p>
          </table:table-cell>
          <table:table-cell table:number-columns-repeated="1019"/>
        </table:table-row>
        <table:table-row table:style-name="ro1">
          <table:table-cell office:value-type="float" office:value="1.701">
            <text:p>1.701</text:p>
          </table:table-cell>
          <table:table-cell office:value-type="float" office:value="100.8">
            <text:p>100.8</text:p>
          </table:table-cell>
          <table:table-cell office:value-type="float" office:value="15">
            <text:p>15</text:p>
          </table:table-cell>
          <table:table-cell table:formula="of:=[.A4]*0.005+0.01" office:value-type="float" office:value="0.018505">
            <text:p>0.018505</text:p>
          </table:table-cell>
          <table:table-cell table:formula="of:=[.B4]*0.012+0.1" office:value-type="float" office:value="1.3096">
            <text:p>1.3096</text:p>
          </table:table-cell>
          <table:table-cell table:number-columns-repeated="1019"/>
        </table:table-row>
        <table:table-row table:style-name="ro1">
          <table:table-cell office:value-type="float" office:value="1.721">
            <text:p>1.721</text:p>
          </table:table-cell>
          <table:table-cell office:value-type="float" office:value="74.1">
            <text:p>74.1</text:p>
          </table:table-cell>
          <table:table-cell office:value-type="float" office:value="21">
            <text:p>21</text:p>
          </table:table-cell>
          <table:table-cell table:formula="of:=[.A5]*0.005+0.01" office:value-type="float" office:value="0.018605">
            <text:p>0.018605</text:p>
          </table:table-cell>
          <table:table-cell table:formula="of:=[.B5]*0.012+0.1" office:value-type="float" office:value="0.9892">
            <text:p>0.9892</text:p>
          </table:table-cell>
          <table:table-cell table:number-columns-repeated="1019"/>
        </table:table-row>
        <table:table-row table:style-name="ro1">
          <table:table-cell office:value-type="float" office:value="1.729">
            <text:p>1.729</text:p>
          </table:table-cell>
          <table:table-cell office:value-type="float" office:value="62.2">
            <text:p>62.2</text:p>
          </table:table-cell>
          <table:table-cell office:value-type="float" office:value="31">
            <text:p>31</text:p>
          </table:table-cell>
          <table:table-cell table:formula="of:=[.A6]*0.005+0.01" office:value-type="float" office:value="0.018645">
            <text:p>0.018645</text:p>
          </table:table-cell>
          <table:table-cell table:formula="of:=[.B6]*0.012+0.1" office:value-type="float" office:value="0.8464">
            <text:p>0.8464</text:p>
          </table:table-cell>
          <table:table-cell table:number-columns-repeated="1019"/>
        </table:table-row>
        <table:table-row table:style-name="ro1">
          <table:table-cell office:value-type="float" office:value="1.735">
            <text:p>1.735</text:p>
          </table:table-cell>
          <table:table-cell office:value-type="float" office:value="40.5">
            <text:p>40.5</text:p>
          </table:table-cell>
          <table:table-cell office:value-type="float" office:value="41">
            <text:p>41</text:p>
          </table:table-cell>
          <table:table-cell table:formula="of:=[.A7]*0.005+0.01" office:value-type="float" office:value="0.018675">
            <text:p>0.018675</text:p>
          </table:table-cell>
          <table:table-cell table:formula="of:=[.B7]*0.012+0.1" office:value-type="float" office:value="0.586">
            <text:p>0.586</text:p>
          </table:table-cell>
          <table:table-cell table:number-columns-repeated="1019"/>
        </table:table-row>
        <table:table-row table:style-name="ro1">
          <table:table-cell office:value-type="float" office:value="1.742">
            <text:p>1.742</text:p>
          </table:table-cell>
          <table:table-cell office:value-type="float" office:value="32.7">
            <text:p>32.7</text:p>
          </table:table-cell>
          <table:table-cell office:value-type="float" office:value="51">
            <text:p>51</text:p>
          </table:table-cell>
          <table:table-cell table:formula="of:=[.A8]*0.005+0.01" office:value-type="float" office:value="0.01871">
            <text:p>0.01871</text:p>
          </table:table-cell>
          <table:table-cell table:formula="of:=[.B8]*0.012+0.1" office:value-type="float" office:value="0.4924">
            <text:p>0.4924</text:p>
          </table:table-cell>
          <table:table-cell table:number-columns-repeated="1019"/>
        </table:table-row>
        <table:table-row table:style-name="ro1">
          <table:table-cell office:value-type="float" office:value="1.746">
            <text:p>1.746</text:p>
          </table:table-cell>
          <table:table-cell office:value-type="float" office:value="27.6">
            <text:p>27.6</text:p>
          </table:table-cell>
          <table:table-cell office:value-type="float" office:value="61">
            <text:p>61</text:p>
          </table:table-cell>
          <table:table-cell table:formula="of:=[.A9]*0.005+0.01" office:value-type="float" office:value="0.01873">
            <text:p>0.01873</text:p>
          </table:table-cell>
          <table:table-cell table:formula="of:=[.B9]*0.012+0.1" office:value-type="float" office:value="0.4312">
            <text:p>0.4312</text:p>
          </table:table-cell>
          <table:table-cell table:number-columns-repeated="1019"/>
        </table:table-row>
        <table:table-row table:style-name="ro1">
          <table:table-cell office:value-type="float" office:value="1.749">
            <text:p>1.749</text:p>
          </table:table-cell>
          <table:table-cell office:value-type="float" office:value="23.9">
            <text:p>23.9</text:p>
          </table:table-cell>
          <table:table-cell office:value-type="float" office:value="71">
            <text:p>71</text:p>
          </table:table-cell>
          <table:table-cell table:formula="of:=[.A10]*0.005+0.01" office:value-type="float" office:value="0.018745">
            <text:p>0.018745</text:p>
          </table:table-cell>
          <table:table-cell table:formula="of:=[.B10]*0.012+0.1" office:value-type="float" office:value="0.3868">
            <text:p>0.3868</text:p>
          </table:table-cell>
          <table:table-cell table:number-columns-repeated="1019"/>
        </table:table-row>
        <table:table-row table:style-name="ro1">
          <table:table-cell office:value-type="float" office:value="1.753">
            <text:p>1.753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table:formula="of:=[.A11]*0.005+0.01" office:value-type="float" office:value="0.018765">
            <text:p>0.018765</text:p>
          </table:table-cell>
          <table:table-cell table:formula="of:=[.B11]*0.012+0.1" office:value-type="float" office:value="0.352">
            <text:p>0.352</text:p>
          </table:table-cell>
          <table:table-cell table:number-columns-repeated="1019"/>
        </table:table-row>
        <table:table-row table:style-name="ro1">
          <table:table-cell office:value-type="float" office:value="1.755">
            <text:p>1.755</text:p>
          </table:table-cell>
          <table:table-cell office:value-type="float" office:value="18.8">
            <text:p>18.8</text:p>
          </table:table-cell>
          <table:table-cell office:value-type="float" office:value="91">
            <text:p>91</text:p>
          </table:table-cell>
          <table:table-cell table:formula="of:=[.A12]*0.005+0.01" office:value-type="float" office:value="0.018775">
            <text:p>0.018775</text:p>
          </table:table-cell>
          <table:table-cell table:formula="of:=[.B12]*0.012+0.1" office:value-type="float" office:value="0.3256">
            <text:p>0.3256</text:p>
          </table:table-cell>
          <table:table-cell table:number-columns-repeated="1019"/>
        </table:table-row>
        <table:table-row table:style-name="ro1">
          <table:table-cell office:value-type="float" office:value="1.758">
            <text:p>1.758</text:p>
          </table:table-cell>
          <table:table-cell office:value-type="float" office:value="16.9">
            <text:p>16.9</text:p>
          </table:table-cell>
          <table:table-cell office:value-type="float" office:value="101">
            <text:p>101</text:p>
          </table:table-cell>
          <table:table-cell table:formula="of:=[.A13]*0.005+0.01" office:value-type="float" office:value="0.01879">
            <text:p>0.01879</text:p>
          </table:table-cell>
          <table:table-cell table:formula="of:=[.B13]*0.012+0.1" office:value-type="float" office:value="0.3028">
            <text:p>0.3028</text:p>
          </table:table-cell>
          <table:table-cell table:number-columns-repeated="1019"/>
        </table:table-row>
        <table:table-row table:style-name="ro1">
          <table:table-cell office:value-type="float" office:value="1.759">
            <text:p>1.759</text:p>
          </table:table-cell>
          <table:table-cell office:value-type="float" office:value="15.4">
            <text:p>15.4</text:p>
          </table:table-cell>
          <table:table-cell office:value-type="float" office:value="111">
            <text:p>111</text:p>
          </table:table-cell>
          <table:table-cell table:formula="of:=[.A14]*0.005+0.01" office:value-type="float" office:value="0.018795">
            <text:p>0.018795</text:p>
          </table:table-cell>
          <table:table-cell table:formula="of:=[.B14]*0.012+0.1" office:value-type="float" office:value="0.2848">
            <text:p>0.2848</text:p>
          </table:table-cell>
          <table:table-cell table:number-columns-repeated="1019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14.2">
            <text:p>14.2</text:p>
          </table:table-cell>
          <table:table-cell office:value-type="float" office:value="121">
            <text:p>121</text:p>
          </table:table-cell>
          <table:table-cell table:formula="of:=[.A15]*0.005+0.01" office:value-type="float" office:value="0.0188">
            <text:p>0.0188</text:p>
          </table:table-cell>
          <table:table-cell table:formula="of:=[.B15]*0.012+0.1" office:value-type="float" office:value="0.2704">
            <text:p>0.2704</text:p>
          </table:table-cell>
          <table:table-cell table:number-columns-repeated="1019"/>
        </table:table-row>
        <table:table-row table:style-name="ro1">
          <table:table-cell office:value-type="float" office:value="1.761">
            <text:p>1.761</text:p>
          </table:table-cell>
          <table:table-cell office:value-type="float" office:value="13.2">
            <text:p>13.2</text:p>
          </table:table-cell>
          <table:table-cell office:value-type="float" office:value="131">
            <text:p>131</text:p>
          </table:table-cell>
          <table:table-cell table:formula="of:=[.A16]*0.005+0.01" office:value-type="float" office:value="0.018805">
            <text:p>0.018805</text:p>
          </table:table-cell>
          <table:table-cell table:formula="of:=[.B16]*0.012+0.1" office:value-type="float" office:value="0.2584">
            <text:p>0.2584</text:p>
          </table:table-cell>
          <table:table-cell table:number-columns-repeated="1019"/>
        </table:table-row>
        <table:table-row table:style-name="ro1">
          <table:table-cell office:value-type="float" office:value="1.762">
            <text:p>1.762</text:p>
          </table:table-cell>
          <table:table-cell office:value-type="float" office:value="12.2">
            <text:p>12.2</text:p>
          </table:table-cell>
          <table:table-cell office:value-type="float" office:value="141">
            <text:p>141</text:p>
          </table:table-cell>
          <table:table-cell table:formula="of:=[.A17]*0.005+0.01" office:value-type="float" office:value="0.01881">
            <text:p>0.01881</text:p>
          </table:table-cell>
          <table:table-cell table:formula="of:=[.B17]*0.012+0.1" office:value-type="float" office:value="0.2464">
            <text:p>0.2464</text:p>
          </table:table-cell>
          <table:table-cell table:number-columns-repeated="1019"/>
        </table:table-row>
        <table:table-row table:style-name="ro1">
          <table:table-cell office:value-type="float" office:value="1.763">
            <text:p>1.763</text:p>
          </table:table-cell>
          <table:table-cell office:value-type="float" office:value="11.4">
            <text:p>11.4</text:p>
          </table:table-cell>
          <table:table-cell office:value-type="float" office:value="151">
            <text:p>151</text:p>
          </table:table-cell>
          <table:table-cell table:formula="of:=[.A18]*0.005+0.01" office:value-type="float" office:value="0.018815">
            <text:p>0.018815</text:p>
          </table:table-cell>
          <table:table-cell table:formula="of:=[.B18]*0.012+0.1" office:value-type="float" office:value="0.2368">
            <text:p>0.2368</text:p>
          </table:table-cell>
          <table:table-cell table:number-columns-repeated="1019"/>
        </table:table-row>
        <table:table-row table:style-name="ro1">
          <table:table-cell office:value-type="float" office:value="1.765">
            <text:p>1.765</text:p>
          </table:table-cell>
          <table:table-cell office:value-type="float" office:value="10.7">
            <text:p>10.7</text:p>
          </table:table-cell>
          <table:table-cell office:value-type="float" office:value="161">
            <text:p>161</text:p>
          </table:table-cell>
          <table:table-cell table:formula="of:=[.A19]*0.005+0.01" office:value-type="float" office:value="0.018825">
            <text:p>0.018825</text:p>
          </table:table-cell>
          <table:table-cell table:formula="of:=[.B19]*0.012+0.1" office:value-type="float" office:value="0.2284">
            <text:p>0.2284</text:p>
          </table:table-cell>
          <table:table-cell table:number-columns-repeated="1019"/>
        </table:table-row>
        <table:table-row table:style-name="ro1">
          <table:table-cell office:value-type="float" office:value="1.766">
            <text:p>1.766</text:p>
          </table:table-cell>
          <table:table-cell office:value-type="float" office:value="10.1">
            <text:p>10.1</text:p>
          </table:table-cell>
          <table:table-cell office:value-type="float" office:value="171">
            <text:p>171</text:p>
          </table:table-cell>
          <table:table-cell table:formula="of:=[.A20]*0.005+0.01" office:value-type="float" office:value="0.01883">
            <text:p>0.01883</text:p>
          </table:table-cell>
          <table:table-cell table:formula="of:=[.B20]*0.012+0.1" office:value-type="float" office:value="0.2212">
            <text:p>0.2212</text:p>
          </table:table-cell>
          <table:table-cell table:number-columns-repeated="1019"/>
        </table:table-row>
        <table:table-row table:style-name="ro1">
          <table:table-cell office:value-type="float" office:value="1.768">
            <text:p>1.768</text:p>
          </table:table-cell>
          <table:table-cell office:value-type="float" office:value="9.6">
            <text:p>9.6</text:p>
          </table:table-cell>
          <table:table-cell office:value-type="float" office:value="181">
            <text:p>181</text:p>
          </table:table-cell>
          <table:table-cell table:formula="of:=[.A21]*0.005+0.01" office:value-type="float" office:value="0.01884">
            <text:p>0.01884</text:p>
          </table:table-cell>
          <table:table-cell table:formula="of:=[.B21]*0.012+0.1" office:value-type="float" office:value="0.2152">
            <text:p>0.2152</text:p>
          </table:table-cell>
          <table:table-cell table:number-columns-repeated="1019"/>
        </table:table-row>
        <table:table-row table:style-name="ro1">
          <table:table-cell office:value-type="float" office:value="1.769">
            <text:p>1.769</text:p>
          </table:table-cell>
          <table:table-cell office:value-type="float" office:value="9.1">
            <text:p>9.1</text:p>
          </table:table-cell>
          <table:table-cell office:value-type="float" office:value="191">
            <text:p>191</text:p>
          </table:table-cell>
          <table:table-cell table:formula="of:=[.A22]*0.005+0.01" office:value-type="float" office:value="0.018845">
            <text:p>0.018845</text:p>
          </table:table-cell>
          <table:table-cell table:formula="of:=[.B22]*0.012+0.1" office:value-type="float" office:value="0.2092">
            <text:p>0.2092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A</text:p>
          </table:table-cell>
          <table:table-cell office:value-type="string">
            <text:p>R in ohm</text:p>
          </table:table-cell>
          <table:table-cell office:value-type="string">
            <text:p>SU in V</text:p>
          </table:table-cell>
          <table:table-cell office:value-type="string">
            <text:p>SI in A</text:p>
          </table:table-cell>
          <table:table-cell table:number-columns-repeated="1019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f:=[.A2]*0.0012+0.01" office:value-type="float" office:value="0.012232">
            <text:p>0.012232</text:p>
          </table:table-cell>
          <table:table-cell table:formula="of:=[.B2]*0.0005+0.01" office:value-type="float" office:value="0.010625">
            <text:p>0.010625</text:p>
          </table:table-cell>
          <table:table-cell table:number-columns-repeated="1019"/>
        </table:table-row>
        <table:table-row table:style-name="ro1">
          <table:table-cell office:value-type="float" office:value="1.897">
            <text:p>1.897</text:p>
          </table:table-cell>
          <table:table-cell office:value-type="float" office:value="0.294">
            <text:p>0.294</text:p>
          </table:table-cell>
          <table:table-cell office:value-type="float" office:value="6">
            <text:p>6</text:p>
          </table:table-cell>
          <table:table-cell table:formula="of:=[.A3]*0.0012+0.01" office:value-type="float" office:value="0.0122764">
            <text:p>0.0122764</text:p>
          </table:table-cell>
          <table:table-cell table:formula="of:=[.B3]*0.0005+0.01" office:value-type="float" office:value="0.010147">
            <text:p>0.010147</text:p>
          </table:table-cell>
          <table:table-cell table:number-columns-repeated="101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65">
            <text:p>0.165</text:p>
          </table:table-cell>
          <table:table-cell office:value-type="float" office:value="11">
            <text:p>11</text:p>
          </table:table-cell>
          <table:table-cell table:formula="of:=[.A4]*0.0012+0.01" office:value-type="float" office:value="0.01228">
            <text:p>0.01228</text:p>
          </table:table-cell>
          <table:table-cell table:formula="of:=[.B4]*0.0005+0.01" office:value-type="float" office:value="0.0100825">
            <text:p>0.0100825</text:p>
          </table:table-cell>
          <table:table-cell table:number-columns-repeated="1019"/>
        </table:table-row>
        <table:table-row table:style-name="ro1">
          <table:table-cell office:value-type="float" office:value="1.903">
            <text:p>1.903</text:p>
          </table:table-cell>
          <table:table-cell office:value-type="float" office:value="0.088">
            <text:p>0.088</text:p>
          </table:table-cell>
          <table:table-cell office:value-type="float" office:value="21">
            <text:p>21</text:p>
          </table:table-cell>
          <table:table-cell table:formula="of:=[.A5]*0.0012+0.01" office:value-type="float" office:value="0.0122836">
            <text:p>0.0122836</text:p>
          </table:table-cell>
          <table:table-cell table:formula="of:=[.B5]*0.0005+0.01" office:value-type="float" office:value="0.010044">
            <text:p>0.010044</text:p>
          </table:table-cell>
          <table:table-cell table:number-columns-repeated="1019"/>
        </table:table-row>
        <table:table-row table:style-name="ro1">
          <table:table-cell office:value-type="float" office:value="1.905">
            <text:p>1.905</text:p>
          </table:table-cell>
          <table:table-cell office:value-type="float" office:value="0.045">
            <text:p>0.045</text:p>
          </table:table-cell>
          <table:table-cell office:value-type="float" office:value="41">
            <text:p>41</text:p>
          </table:table-cell>
          <table:table-cell table:formula="of:=[.A6]*0.0012+0.01" office:value-type="float" office:value="0.012286">
            <text:p>0.012286</text:p>
          </table:table-cell>
          <table:table-cell table:formula="of:=[.B6]*0.0005+0.01" office:value-type="float" office:value="0.0100225">
            <text:p>0.0100225</text:p>
          </table:table-cell>
          <table:table-cell table:number-columns-repeated="1019"/>
        </table:table-row>
        <table:table-row table:style-name="ro1">
          <table:table-cell office:value-type="float" office:value="1.905">
            <text:p>1.905</text:p>
          </table:table-cell>
          <table:table-cell office:value-type="float" office:value="0.023">
            <text:p>0.023</text:p>
          </table:table-cell>
          <table:table-cell office:value-type="float" office:value="81">
            <text:p>81</text:p>
          </table:table-cell>
          <table:table-cell table:formula="of:=[.A7]*0.0012+0.01" office:value-type="float" office:value="0.012286">
            <text:p>0.012286</text:p>
          </table:table-cell>
          <table:table-cell table:formula="of:=[.B7]*0.0005+0.01" office:value-type="float" office:value="0.0100115">
            <text:p>0.0100115</text:p>
          </table:table-cell>
          <table:table-cell table:number-columns-repeated="1019"/>
        </table:table-row>
        <table:table-row table:style-name="ro1">
          <table:table-cell office:value-type="float" office:value="1.907">
            <text:p>1.907</text:p>
          </table:table-cell>
          <table:table-cell office:value-type="float" office:value="0.009">
            <text:p>0.009</text:p>
          </table:table-cell>
          <table:table-cell office:value-type="float" office:value="201">
            <text:p>201</text:p>
          </table:table-cell>
          <table:table-cell table:formula="of:=[.A8]*0.0012+0.01" office:value-type="float" office:value="0.0122884">
            <text:p>0.0122884</text:p>
          </table:table-cell>
          <table:table-cell table:formula="of:=[.B8]*0.0005+0.01" office:value-type="float" office:value="0.0100045">
            <text:p>0.0100045</text:p>
          </table:table-cell>
          <table:table-cell table:number-columns-repeated="1019"/>
        </table:table-row>
        <table:table-row table:style-name="ro1">
          <table:table-cell office:value-type="float" office:value="1.906">
            <text:p>1.906</text:p>
          </table:table-cell>
          <table:table-cell office:value-type="float" office:value="0.0047">
            <text:p>0.0047</text:p>
          </table:table-cell>
          <table:table-cell office:value-type="float" office:value="401">
            <text:p>401</text:p>
          </table:table-cell>
          <table:table-cell table:formula="of:=[.A9]*0.0012+0.01" office:value-type="float" office:value="0.0122872">
            <text:p>0.0122872</text:p>
          </table:table-cell>
          <table:table-cell table:formula="of:=[.B9]*0.0012+0.0001" office:value-type="float" office:value="0.00010564">
            <text:p>0.00010564</text:p>
          </table:table-cell>
          <table:table-cell table:number-columns-repeated="1019"/>
        </table:table-row>
        <table:table-row table:style-name="ro1">
          <table:table-cell office:value-type="float" office:value="1.905">
            <text:p>1.905</text:p>
          </table:table-cell>
          <table:table-cell office:value-type="float" office:value="0.0585">
            <text:p>0.0585</text:p>
          </table:table-cell>
          <table:table-cell office:value-type="float" office:value="31">
            <text:p>31</text:p>
          </table:table-cell>
          <table:table-cell table:formula="of:=[.A10]*0.0012+0.01" office:value-type="float" office:value="0.012286">
            <text:p>0.012286</text:p>
          </table:table-cell>
          <table:table-cell table:formula="of:=[.B10]*0.0012+0.0001" office:value-type="float" office:value="0.0001702">
            <text:p>0.0001702</text:p>
          </table:table-cell>
          <table:table-cell table:number-columns-repeated="101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52">
            <text:p>0.152</text:p>
          </table:table-cell>
          <table:table-cell office:value-type="float" office:value="11">
            <text:p>11</text:p>
          </table:table-cell>
          <table:table-cell table:formula="of:=[.A11]*0.0012+0.01" office:value-type="float" office:value="0.01228">
            <text:p>0.01228</text:p>
          </table:table-cell>
          <table:table-cell table:formula="of:=[.B11]*0.0012+0.0001" office:value-type="float" office:value="0.0002824">
            <text:p>0.0002824</text:p>
          </table:table-cell>
          <table:table-cell table:number-columns-repeated="101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654">
            <text:p>0.1654</text:p>
          </table:table-cell>
          <table:table-cell office:value-type="float" office:value="10">
            <text:p>10</text:p>
          </table:table-cell>
          <table:table-cell table:formula="of:=[.A12]*0.0012+0.01" office:value-type="float" office:value="0.01228">
            <text:p>0.01228</text:p>
          </table:table-cell>
          <table:table-cell table:formula="of:=[.B12]*0.0012+0.0001" office:value-type="float" office:value="0.00029848">
            <text:p>0.00029848</text:p>
          </table:table-cell>
          <table:table-cell table:number-columns-repeated="101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1812">
            <text:p>0.1812</text:p>
          </table:table-cell>
          <table:table-cell office:value-type="float" office:value="9">
            <text:p>9</text:p>
          </table:table-cell>
          <table:table-cell table:formula="of:=[.A13]*0.0012+0.01" office:value-type="float" office:value="0.01228">
            <text:p>0.01228</text:p>
          </table:table-cell>
          <table:table-cell table:formula="of:=[.B13]*0.0012+0.0001" office:value-type="float" office:value="0.00031744">
            <text:p>0.0003174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4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U in V</text:p>
          </table:table-cell>
          <table:table-cell office:value-type="string">
            <text:p>I in mA</text:p>
          </table:table-cell>
          <table:table-cell office:value-type="string">
            <text:p>R in ohm</text:p>
          </table:table-cell>
          <table:table-cell office:value-type="string">
            <text:p>SU in V</text:p>
          </table:table-cell>
          <table:table-cell office:value-type="string">
            <text:p>SI in mA</text:p>
          </table:table-cell>
          <table:table-cell table:number-columns-repeated="1019"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189.7">
            <text:p>189.7</text:p>
          </table:table-cell>
          <table:table-cell office:value-type="float" office:value="1">
            <text:p>1</text:p>
          </table:table-cell>
          <table:table-cell table:formula="of:=[.A2]*0.0005+0.01" office:value-type="float" office:value="0.010215">
            <text:p>0.010215</text:p>
          </table:table-cell>
          <table:table-cell table:formula="of:=0.0012*[.B2]+0.1" office:value-type="float" office:value="0.32764">
            <text:p>0.32764</text:p>
          </table:table-cell>
          <table:table-cell table:number-columns-repeated="1019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189.7">
            <text:p>189.7</text:p>
          </table:table-cell>
          <table:table-cell office:value-type="float" office:value="5">
            <text:p>5</text:p>
          </table:table-cell>
          <table:table-cell table:formula="of:=[.A3]*0.0005+0.01" office:value-type="float" office:value="0.01059">
            <text:p>0.01059</text:p>
          </table:table-cell>
          <table:table-cell table:formula="of:=0.0012*[.B3]+0.1" office:value-type="float" office:value="0.32764">
            <text:p>0.32764</text:p>
          </table:table-cell>
          <table:table-cell table:number-columns-repeated="1019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89.6">
            <text:p>189.6</text:p>
          </table:table-cell>
          <table:table-cell office:value-type="float" office:value="8">
            <text:p>8</text:p>
          </table:table-cell>
          <table:table-cell table:formula="of:=[.A4]*0.0005+0.01" office:value-type="float" office:value="0.010875">
            <text:p>0.010875</text:p>
          </table:table-cell>
          <table:table-cell table:formula="of:=0.0012*[.B4]+0.1" office:value-type="float" office:value="0.32752">
            <text:p>0.32752</text:p>
          </table:table-cell>
          <table:table-cell table:number-columns-repeated="1019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89.4">
            <text:p>189.4</text:p>
          </table:table-cell>
          <table:table-cell office:value-type="float" office:value="13">
            <text:p>13</text:p>
          </table:table-cell>
          <table:table-cell table:formula="of:=[.A5]*0.0005+0.01" office:value-type="float" office:value="0.01135">
            <text:p>0.01135</text:p>
          </table:table-cell>
          <table:table-cell table:formula="of:=0.0012*[.B5]+0.1" office:value-type="float" office:value="0.32728">
            <text:p>0.32728</text:p>
          </table:table-cell>
          <table:table-cell table:number-columns-repeated="1019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189.3">
            <text:p>189.3</text:p>
          </table:table-cell>
          <table:table-cell office:value-type="float" office:value="21">
            <text:p>21</text:p>
          </table:table-cell>
          <table:table-cell table:formula="of:=[.A6]*0.0005+0.01" office:value-type="float" office:value="0.0121">
            <text:p>0.0121</text:p>
          </table:table-cell>
          <table:table-cell table:formula="of:=0.0012*[.B6]+0.1" office:value-type="float" office:value="0.32716">
            <text:p>0.32716</text:p>
          </table:table-cell>
          <table:table-cell table:number-columns-repeated="1019"/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189.1">
            <text:p>189.1</text:p>
          </table:table-cell>
          <table:table-cell office:value-type="float" office:value="31">
            <text:p>31</text:p>
          </table:table-cell>
          <table:table-cell table:formula="of:=[.A7]*0.0005+0.01" office:value-type="float" office:value="0.013035">
            <text:p>0.013035</text:p>
          </table:table-cell>
          <table:table-cell table:formula="of:=0.0012*[.B7]+0.1" office:value-type="float" office:value="0.32692">
            <text:p>0.32692</text:p>
          </table:table-cell>
          <table:table-cell table:number-columns-repeated="1019"/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188.9">
            <text:p>188.9</text:p>
          </table:table-cell>
          <table:table-cell office:value-type="float" office:value="41">
            <text:p>41</text:p>
          </table:table-cell>
          <table:table-cell table:formula="of:=[.A8]*0.0005+0.01" office:value-type="float" office:value="0.01397">
            <text:p>0.01397</text:p>
          </table:table-cell>
          <table:table-cell table:formula="of:=0.0012*[.B8]+0.1" office:value-type="float" office:value="0.32668">
            <text:p>0.32668</text:p>
          </table:table-cell>
          <table:table-cell table:number-columns-repeated="1019"/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188.8">
            <text:p>188.8</text:p>
          </table:table-cell>
          <table:table-cell office:value-type="float" office:value="51">
            <text:p>51</text:p>
          </table:table-cell>
          <table:table-cell table:formula="of:=[.A9]*0.0005+0.01" office:value-type="float" office:value="0.01491">
            <text:p>0.01491</text:p>
          </table:table-cell>
          <table:table-cell table:formula="of:=0.0012*[.B9]+0.1" office:value-type="float" office:value="0.32656">
            <text:p>0.32656</text:p>
          </table:table-cell>
          <table:table-cell table:number-columns-repeated="1019"/>
        </table:table-row>
        <table:table-row table:style-name="ro1">
          <table:table-cell office:value-type="float" office:value="11.68">
            <text:p>11.68</text:p>
          </table:table-cell>
          <table:table-cell office:value-type="float" office:value="188.6">
            <text:p>188.6</text:p>
          </table:table-cell>
          <table:table-cell office:value-type="float" office:value="61">
            <text:p>61</text:p>
          </table:table-cell>
          <table:table-cell table:formula="of:=[.A10]*0.0005+0.01" office:value-type="float" office:value="0.01584">
            <text:p>0.01584</text:p>
          </table:table-cell>
          <table:table-cell table:formula="of:=0.0012*[.B10]+0.1" office:value-type="float" office:value="0.32632">
            <text:p>0.32632</text:p>
          </table:table-cell>
          <table:table-cell table:number-columns-repeated="1019"/>
        </table:table-row>
        <table:table-row table:style-name="ro1">
          <table:table-cell office:value-type="float" office:value="13.53">
            <text:p>13.53</text:p>
          </table:table-cell>
          <table:table-cell office:value-type="float" office:value="188.3">
            <text:p>188.3</text:p>
          </table:table-cell>
          <table:table-cell office:value-type="float" office:value="71">
            <text:p>71</text:p>
          </table:table-cell>
          <table:table-cell table:formula="of:=[.A11]*0.0005+0.01" office:value-type="float" office:value="0.016765">
            <text:p>0.016765</text:p>
          </table:table-cell>
          <table:table-cell table:formula="of:=0.0012*[.B11]+0.1" office:value-type="float" office:value="0.32596">
            <text:p>0.32596</text:p>
          </table:table-cell>
          <table:table-cell table:number-columns-repeated="1019"/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188.2">
            <text:p>188.2</text:p>
          </table:table-cell>
          <table:table-cell office:value-type="float" office:value="81">
            <text:p>81</text:p>
          </table:table-cell>
          <table:table-cell table:formula="of:=[.A12]*0.0005+0.01" office:value-type="float" office:value="0.0177">
            <text:p>0.0177</text:p>
          </table:table-cell>
          <table:table-cell table:formula="of:=0.0012*[.B12]+0.1" office:value-type="float" office:value="0.32584">
            <text:p>0.32584</text:p>
          </table:table-cell>
          <table:table-cell table:number-columns-repeated="1019"/>
        </table:table-row>
        <table:table-row table:style-name="ro1">
          <table:table-cell office:value-type="float" office:value="17.24">
            <text:p>17.24</text:p>
          </table:table-cell>
          <table:table-cell office:value-type="float" office:value="188">
            <text:p>188</text:p>
          </table:table-cell>
          <table:table-cell office:value-type="float" office:value="91">
            <text:p>91</text:p>
          </table:table-cell>
          <table:table-cell table:formula="of:=[.A13]*0.0005+0.01" office:value-type="float" office:value="0.01862">
            <text:p>0.01862</text:p>
          </table:table-cell>
          <table:table-cell table:formula="of:=0.0012*[.B13]+0.1" office:value-type="float" office:value="0.3256">
            <text:p>0.3256</text:p>
          </table:table-cell>
          <table:table-cell table:number-columns-repeated="1019"/>
        </table:table-row>
        <table:table-row table:style-name="ro1">
          <table:table-cell office:value-type="float" office:value="19.12">
            <text:p>19.12</text:p>
          </table:table-cell>
          <table:table-cell office:value-type="float" office:value="187.8">
            <text:p>187.8</text:p>
          </table:table-cell>
          <table:table-cell office:value-type="float" office:value="101">
            <text:p>101</text:p>
          </table:table-cell>
          <table:table-cell table:formula="of:=[.A14]*0.0005+0.01" office:value-type="float" office:value="0.01956">
            <text:p>0.01956</text:p>
          </table:table-cell>
          <table:table-cell table:formula="of:=0.0012*[.B14]+0.1" office:value-type="float" office:value="0.32536">
            <text:p>0.32536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15.03.2013</text:date>, <text:time>13:1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3-13T13:42:49</meta:creation-date>
    <dc:date>2013-03-13T15:18:41</dc:date>
    <dc:creator>Volker Karle</dc:creator>
    <meta:editing-duration>PT01H35M55S</meta:editing-duration>
    <meta:editing-cycles>3</meta:editing-cycles>
    <meta:generator>OpenOffice.org/3.2$Unix OpenOffice.org_project/320m12$Build-9483</meta:generator>
    <meta:document-statistic meta:table-count="4" meta:cell-count="335" meta:object-count="0"/>
  </office:meta>
</office:document-meta>
</file>